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082e82"/>
    </style:style>
    <style:style style:name="P2" style:family="paragraph" style:parent-style-name="Standard">
      <style:text-properties officeooo:paragraph-rsid="00082e82"/>
    </style:style>
    <style:style style:name="T1"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I<text:line-break/><text:line-break/>ANGLETERRE ET FRANCE MÊLÉES</text:h>
      <text:p text:style-name="P2"/>
      <text:p text:style-name="P2"><text:bookmark-start text:name="20"/>Au printemps de 1793, au moment où la France, attaquée à la fois à toutes ses frontières, avait la pathétique distraction de la chute des Girondins, voici ce qui se passait dans l’archipel de la Manche.</text:p>
      <text:p text:style-name="P2"/>
      <text:p text:style-name="P2">Un soir, le 1er juin, à Jersey, dans la petite baie déserte de Bonnenuit, une heure environ avant le coucher du soleil, par un de ces temps brumeux qui sont commodes pour s’enfuir parce qu’ils sont dangereux pour naviguer, une corvette mettait à la voile. Ce bâtiment était monté par un équipage français, mais faisait partie de la flottille anglaise placée en station et comme en sentinelle à la pointe orientale de l’île. Le prince de la Tour-d’Auvergne, qui était de la maison de Bouillon, commandait la flottille anglaise, et c’était par ses ordres, et pour un service urgent et spécial, que la corvette en avait été détachée.</text:p>
      <text:p text:style-name="P2"/>
      <text:p text:style-name="P2">Cette corvette, immatriculée à la Trinity-House sous le nom de <text:span text:style-name="T1">the Claymore</text:span>, était en apparence une corvette de charge, mais en réalité une corvette de guerre. Elle avait la lourde et pacifique allure marchande ; il ne fallait pas s’y fier pourtant. Elle avait été construite à deux fins, ruse et force ; tromper, s’il est possible, combattre, s’il est nécessaire. Pour le service qu’elle avait à faire cette nuit-là, le chargement avait été remplacé dans l’entrepont par trente caronades<text:span text:style-name="Footnote_20_Symbol"><text:note text:id="ftn2" text:note-class="footnote"><text:note-citation>1</text:note-citation><text:note-body><text:p text:style-name="Footnote"><text:s/>Une pièce d’artillerie spécialisée appelée « caronade », nom qui lui vient de Carron Iron Works, de Falkirk, en Écosse. La munition de cette arme était l’obus à mitraille : une boîte de fer-blanc remplie de balles de métal. Ces balles avaient chacune la taille d’une balle de golf. Au déclenchement du tir, le contenant de métal se désintégrait et les balles de métal s’éparpillaient, un peu comme une cartouche de chasse.</text:p></text:note-body></text:note></text:span> de fort calibre. Ces trente caronades, <text:bookmark-start text:name="21"/><text:bookmark-end text:name="20"/>soit qu’on prévît une tempête, soit plutôt qu’on voulût donner une figure débonnaire au navire, étaient à la serre, c’est-à-dire fortement amarrées en dedans par de triples chaînes et la volée appuyée aux écoutilles tamponnées ; rien ne se voyait au dehors ; les sabords étaient aveuglés ; les panneaux étaient fermés ; c’était comme un masque mis à la corvette. Les corvettes d’ordonnance n’ont de canons que sur le pont ; celle-ci, faite pour la surprise et l’embûche, était à pont désarmé, et avait été construite de façon à pouvoir porter, comme on vient de le voir, une batterie d’entrepont. <text:span text:style-name="T1">La Claymore</text:span> était d’un gabarit massif et trapu, et pourtant bonne marcheuse ; c’était la coque la plus solide de toute la marine anglaise, et au combat elle valait presque une frégate, quoiqu’elle n’eût pour mât d’artimon qu’un mâtereau avec une simple brigantine. Son gouvernail, de forme rare et savante, avait une membrure courbe presque unique qui avait coûté cinquante livres sterling dans les chantiers de Southampton.</text:p>
      <text:p text:style-name="P2"/>
      <text:p text:style-name="P2">L’équipage, tout français, était composé d’officiers émigrés et de matelots déserteurs. Ces hommes étaient triés ; pas un qui ne fût bon marin, bon soldat et bon royaliste. Ils avaient le triple fanatisme du navire, de l’épée et du roi.</text:p>
      <text:p text:style-name="P2"/>
      <text:p text:style-name="P2">Un demi-bataillon d’infanterie de marine, pouvant au besoin être débarqué, était amalgamé à l’équipage.</text:p>
      <text:p text:style-name="P2"/>
      <text:p text:style-name="P2"><text:soft-page-break/>La corvette <text:span text:style-name="T1">Claymore</text:span> avait pour capitaine un chevalier de <text:bookmark-start text:name="22"/><text:bookmark-end text:name="21"/>Saint-Louis, le comte du Boisberthelot, un des meilleurs officiers de l’ancienne marine royale, pour second le chevalier de La Vieuville qui avait commandé aux gardes-françaises la compagnie où Hoche avait été sergent, et pour pilote le plus sagace patron de Jersey, Philip Gacquoil.</text:p>
      <text:p text:style-name="P2"/>
      <text:p text:style-name="P2">On devinait que ce navire avait à faire quelque chose d’extraordinaire. Un homme, en effet, venait de s’y embarquer, qui avait tout l’air d’entrer dans une aventure. C’était un haut vieillard, droit et robuste, à figure sévère, dont il eût été difficile de préciser l’âge, parce qu’il semblait à la fois vieux et jeune ; un de ces hommes qui sont pleins d’années et de force, qui ont des cheveux blancs sur le front et un éclair dans le regard ; quarante ans pour la vigueur et quatre-vingts ans pour l’autorité. Au moment où il était monté sur la corvette, son manteau de mer s’était entrouvert, et l’on avait pu le voir vêtu, sous ce manteau, de larges braies dites <text:span text:style-name="T1">bragou-bras</text:span>, de bottes-Jambières, et d’une veste en peau de chèvre montrant en dessus le cuir passementé de soie, et en dessous le poil hérissé et sauvage, costume complet du paysan breton. Ces anciennes vestes bretonnes étaient à deux fins, servaient aux jours de fête comme aux jours de travail, et se retournaient, offrant à volonté le côté velu ou le côté brodé ; peaux de bête toute la semaine, habits de gala le dimanche. Le vêtement de paysan que portait ce vieillard <text:bookmark-start text:name="23"/><text:bookmark-end text:name="22"/>était, comme pour ajouter à une vraisemblance cherchée et voulue, usé aux genoux et aux coudes, et paraissait avoir été longtemps porté, et le manteau de mer, de grosse étoffe, ressemblait à un haillon de pêcheur. Ce vieillard avait sur la tête le chapeau rond du temps, à haute forme et à large bord, qui, rabattu, a l’aspect campagnard, et, relevé d’un côté par une ganse à cocarde, a l’aspect militaire. Il portait ce chapeau rabaissé à la paysanne, sans ganse ni cocarde.</text:p>
      <text:p text:style-name="P2"/>
      <text:p text:style-name="P2">Lord Balcarras, gouverneur de l’île, et le prince de la Tour-d’Auvergne, l’avaient en personne conduit et installé à bord. L’agent secret des princes, Gélambre, ancien garde du corps de M. le comte d’Artois, avait lui-même veillé à l’aménagement de sa cabine, poussant le soin et le respect, quoique fort bon gentilhomme, jusqu’à porter derrière ce vieillard sa valise. En le quittant pour retourner à terre, M. de Gélambre avait fait à ce paysan un profond salut ; lord Balcarras lui avait dit : <text:span text:style-name="T1">Bonne chance, général, </text:span>et le prince de la Tour-d’Auvergne lui avait dit : <text:span text:style-name="T1">Au revoir, mon cousin</text:span>.</text:p>
      <text:p text:style-name="P2"/>
      <text:p text:style-name="P2">« Le paysan », c’était en effet le nom sous lequel les gens de l’équipage s’étaient mis tout de suite à désigner leur passager, dans les courts dialogues que les hommes de mer ont entre eux ; mais, sans en savoir plus long, ils comprenaient que ce paysan n’était pas plus un paysan que la corvette de guerre n’était une corvette de charge.</text:p>
      <text:p text:style-name="P2"/>
      <text:p text:style-name="P2"><text:bookmark-end text:name="23"/>Il y avait peu de vent. <text:span text:style-name="T1">La Claymore</text:span> quitta Bonnenuit, passa devant Boulay-Bay, et fut quelque temps en vue, courant des bordées ; puis elle décrut dans la nuit croissante, et s’effaça.</text:p>
      <text:p text:style-name="P2"/>
      <text:p text:style-name="P2">Une heure après, Gélambre, rentré chez lui à Saint-Hélier, expédia, par l’exprès de Southampton, à M. le comte d’Artois, au quartier général du duc d’York, les quatre lignes qui suivent.</text:p>
      <text:p text:style-name="P2"/>
      <text:p text:style-name="P2">« Monseigneur, le départ vient d’avoir lieu. Succès certain. Dans huit jours toute la côte sera en feu, de Granville à Saint-Malo. »</text:p>
      <text:p text:style-name="P2"/>
      <text:p text:style-name="P2">Quatre jours auparavant, par émissaire secret, le représentant Prieur, de la Marne, en mission près de l’armée des côtes de Cherbourg, et momentanément en résidence à Granville, avait reçu, écrit de la même écriture que la dépêche précédente, le message qu’on va lire :</text:p>
      <text:p text:style-name="P2"/>
      <text:p text:style-name="P2">« Citoyen représentant, le 1er juin, à l’heure de la marée, la corvette de guerre<text:span text:style-name="T1"> la Claymore</text:span>, à batterie masquée, appareillera pour déposer sur la côte de France un homme dont voici le signalement : haute taille, vieux, cheveux blancs, habits de paysan, mains d’aristocrate. Je vous <text:soft-page-break/>enverrai demain plus de détails. Il débarquera le 2 au matin. Avertissez la croisière, capturez la corvette, faites guillotiner l’homme.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margin-left="0cm" fo:margin-right="0cm" fo:margin-top="1.693cm" fo:margin-bottom="1.058cm" loext:contextual-spacing="false" fo:text-align="center" style:justify-single-word="false" fo:text-indent="0cm" style:auto-text-indent="false" fo:break-before="page" fo:keep-with-next="always"/>
      <style:text-properties fo:font-size="20pt" fo:font-weight="bold" style:font-size-asian="20pt" style:font-weight-asian="bold" style:font-name-complex="Arial" style:font-family-complex="Arial" style:font-family-generic-complex="swiss" style:font-pitch-complex="variable" style:font-size-complex="20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fo:font-size="18pt" fo:font-weight="bold" style:font-size-asian="18pt" style:font-weight-asian="bold"/>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M2$Windows_X86_64 LibreOffice_project/1db07f7da48d1e859f97a3ee6847a354fb57cd0f</meta:generator>
    <dc:date>2021-11-24T18:14:21.179000000</dc:date>
    <meta:editing-duration>PT1M19S</meta:editing-duration>
    <meta:editing-cycles>6</meta:editing-cycles>
    <dc:creator>Thibaut Izard</dc:creator>
    <meta:document-statistic meta:table-count="0" meta:image-count="0" meta:object-count="0" meta:page-count="3" meta:paragraph-count="16" meta:word-count="1226" meta:character-count="7258" meta:non-whitespace-character-count="6046"/>
  </office:meta>
</office:document-meta>
</file>